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annedGenericBeanDefinition.getFactoryMethod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dGenericBeanDefinition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dGenericBeanDefinition.ScannedGenericBeanDefinition( MetadataReader metadata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